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3deb3d" draw:textarea-horizontal-align="center" draw:textarea-vertical-align="middle"/>
    </style:style>
    <style:style style:name="gr3" style:family="graphic" style:parent-style-name="standard">
      <style:graphic-properties draw:fill-color="#ffcc99" draw:textarea-horizontal-align="center" draw:textarea-vertical-align="middle"/>
    </style:style>
    <style:style style:name="gr4" style:family="graphic" style:parent-style-name="standard">
      <style:graphic-properties draw:fill="solid" draw:fill-color="#3deb3d" draw:textarea-horizontal-align="center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draw:fill="none" fo:min-height="0.476cm"/>
    </style:style>
    <style:style style:name="gr8" style:family="graphic" style:parent-style-name="standard">
      <style:graphic-properties draw:stroke="none" draw:fill="none" fo:min-height="1.4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rect draw:style-name="gr1" draw:text-style-name="P2" xml:id="id2" draw:id="id2" draw:layer="layout" svg:width="3.678cm" svg:height="1.43cm" svg:x="11.254cm" svg:y="6.158cm">
          <text:p text:style-name="P1"><text:span text:style-name="T1">Function</text:span></text:p>
        </draw:rect>
        <draw:rect draw:style-name="gr2" draw:text-style-name="P2" xml:id="id1" draw:id="id1" draw:layer="layout" svg:width="3.335cm" svg:height="1.456cm" svg:x="4.693cm" svg:y="9.297cm">
          <text:p text:style-name="P1"><text:span text:style-name="T1">Variable</text:span></text:p>
        </draw:rect>
        <draw:rect draw:style-name="gr1" draw:text-style-name="P2" xml:id="id5" draw:id="id5" draw:layer="layout" svg:width="3.784cm" svg:height="1.615cm" svg:x="18.525cm" svg:y="3.144cm">
          <text:p text:style-name="P1"><text:span text:style-name="T1">Functional block</text:span></text:p>
        </draw:rect>
        <draw:rect draw:style-name="gr3" draw:text-style-name="P2" xml:id="id3" draw:id="id3" draw:layer="layout" svg:width="3.864cm" svg:height="1.43cm" svg:x="14.19cm" svg:y="9.617cm">
          <text:p text:style-name="P1"><text:span text:style-name="T1">Requirement</text:span></text:p>
        </draw:rect>
        <draw:rect draw:style-name="gr4" draw:text-style-name="P2" xml:id="id4" draw:id="id4" draw:layer="layout" svg:width="3.546cm" svg:height="1.456cm" svg:x="20.054cm" svg:y="10.944cm">
          <text:p text:style-name="P1"><text:span text:style-name="T1">Constant</text:span></text:p>
        </draw:rect>
        <draw:rect draw:style-name="gr2" draw:text-style-name="P2" xml:id="id6" draw:id="id6" draw:layer="layout" svg:width="3.52cm" svg:height="1.35cm" svg:x="6.995cm" svg:y="12.975cm">
          <text:p text:style-name="P1"><text:span text:style-name="T1">Packet</text:span></text:p>
        </draw:rect>
        <draw:connector draw:style-name="gr5" draw:text-style-name="P3" draw:layer="layout" svg:x1="6.36cm" svg:y1="9.297cm" svg:x2="11.254cm" svg:y2="6.873cm" draw:start-shape="id1" draw:start-glue-point="0" draw:end-shape="id2" draw:end-glue-point="3" svg:d="m6360 9297v-2424h4894" svg:viewBox="0 0 4895 2425">
          <text:p/>
        </draw:connector>
        <draw:connector draw:style-name="gr5" draw:text-style-name="P3" draw:layer="layout" svg:x1="14.19cm" svg:y1="10.332cm" svg:x2="8.028cm" svg:y2="10.025cm" draw:start-shape="id3" draw:start-glue-point="3" draw:end-shape="id1" draw:end-glue-point="1" svg:d="m14190 10332h-3081v-307h-3081" svg:viewBox="0 0 6163 308">
          <text:p/>
        </draw:connector>
        <draw:connector draw:style-name="gr5" draw:text-style-name="P3" draw:layer="layout" svg:x1="18.054cm" svg:y1="10.332cm" svg:x2="20.054cm" svg:y2="11.672cm" draw:start-shape="id3" draw:start-glue-point="1" draw:end-shape="id4" draw:end-glue-point="3" svg:d="m18054 10332h1000v1340h1000" svg:viewBox="0 0 2001 1341">
          <text:p/>
        </draw:connector>
        <draw:connector draw:style-name="gr5" draw:text-style-name="P3" draw:layer="layout" svg:x1="13.093cm" svg:y1="6.158cm" svg:x2="20.417cm" svg:y2="4.759cm" draw:start-shape="id2" draw:start-glue-point="0" draw:end-shape="id5" svg:d="m13093 6158v-699h7324v-700" svg:viewBox="0 0 7325 1400">
          <text:p/>
        </draw:connector>
        <draw:connector draw:style-name="gr5" draw:text-style-name="P3" draw:layer="layout" svg:x1="16.122cm" svg:y1="9.617cm" svg:x2="13.093cm" svg:y2="7.588cm" draw:start-shape="id3" draw:end-shape="id2" svg:d="m16122 9617v-1014h-3029v-1015" svg:viewBox="0 0 3030 2030">
          <text:p/>
        </draw:connector>
        <draw:connector draw:style-name="gr6" draw:text-style-name="P3" draw:layer="layout" svg:x1="21.827cm" svg:y1="10.944cm" svg:x2="14.932cm" svg:y2="6.873cm" draw:start-shape="id4" draw:start-glue-point="0" draw:end-shape="id2" draw:end-glue-point="1" svg:d="m21827 10944v-4071h-6895" svg:viewBox="0 0 6896 4072">
          <text:p/>
        </draw:connector>
        <draw:frame draw:style-name="gr7" draw:text-style-name="P1" draw:layer="layout" svg:width="2.483cm" svg:height="0.726cm" svg:x="19.117cm" svg:y="7cm">
          <draw:text-box>
            <text:p text:style-name="P1"><text:span text:style-name="T2">Parameter</text:span></text:p>
          </draw:text-box>
        </draw:frame>
        <draw:frame draw:style-name="gr7" draw:text-style-name="P3" draw:layer="layout" svg:width="2.272cm" svg:height="0.726cm" svg:x="10.951cm" svg:y="10.247cm">
          <draw:text-box>
            <text:p text:style-name="P3"><text:span text:style-name="T2">Definition</text:span></text:p>
          </draw:text-box>
        </draw:frame>
        <draw:frame draw:style-name="gr8" draw:text-style-name="P3" draw:layer="layout" svg:width="1.92cm" svg:height="1.674cm" svg:x="7.288cm" svg:y="6.323cm">
          <draw:text-box>
            <text:p text:style-name="P3"><text:span text:style-name="T2">Input</text:span></text:p>
            <text:p text:style-name="P3"><text:span text:style-name="T2">Output</text:span></text:p>
            <text:p text:style-name="P3"><text:span text:style-name="T2">Internal</text:span></text:p>
          </draw:text-box>
        </draw:frame>
        <draw:frame draw:style-name="gr7" draw:text-style-name="P3" draw:layer="layout" svg:width="2.272cm" svg:height="0.726cm" svg:x="17.6cm" svg:y="11.474cm">
          <draw:text-box>
            <text:p text:style-name="P3"><text:span text:style-name="T2">Definition</text:span></text:p>
          </draw:text-box>
        </draw:frame>
        <draw:frame draw:style-name="gr7" draw:text-style-name="P1" draw:layer="layout" svg:width="2.272cm" svg:height="0.726cm" svg:x="14.375cm" svg:y="7.964cm">
          <draw:text-box>
            <text:p text:style-name="P1"><text:span text:style-name="T2">Definition</text:span></text:p>
          </draw:text-box>
        </draw:frame>
        <draw:frame draw:style-name="gr7" draw:text-style-name="P3" draw:layer="layout" svg:width="1.141cm" svg:height="0.726cm" svg:x="15.8cm" svg:y="4.759cm">
          <draw:text-box>
            <text:p text:style-name="P3"><text:span text:style-name="T2">Set</text:span></text:p>
          </draw:text-box>
        </draw:frame>
        <draw:connector draw:style-name="gr6" draw:text-style-name="P1" draw:layer="layout" svg:x1="6.36cm" svg:y1="10.753cm" svg:x2="8.755cm" svg:y2="12.975cm" draw:start-shape="id1" draw:end-shape="id6" svg:d="m6360 10753v1111h2395v1111" svg:viewBox="0 0 2396 2223">
          <text:p/>
        </draw:connector>
        <draw:connector draw:style-name="gr6" draw:text-style-name="P1" draw:layer="layout" svg:x1="10.515cm" svg:y1="13.65cm" svg:x2="16.122cm" svg:y2="11.047cm" draw:start-shape="id6" draw:start-glue-point="1" draw:end-shape="id3" draw:end-glue-point="2" svg:d="m10515 13650h5607v-2603" svg:viewBox="0 0 5608 2604">
          <text:p/>
        </draw:connector>
        <draw:frame draw:style-name="gr7" draw:text-style-name="P3" draw:layer="layout" svg:width="2.272cm" svg:height="0.726cm" svg:x="11.8cm" svg:y="13.674cm">
          <draw:text-box>
            <text:p text:style-name="P3"><text:span text:style-name="T2">Definition</text:span></text:p>
          </draw:text-box>
        </draw:frame>
        <draw:frame draw:style-name="gr9" draw:text-style-name="P4" draw:layer="layout" svg:width="1.399cm" svg:height="0.725cm" svg:x="5.601cm" svg:y="11.8cm">
          <draw:text-box>
            <text:p text:style-name="P4">Data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che </meta:initial-creator>
    <meta:creation-date>2013-10-14T17:54:10</meta:creation-date>
    <dc:date>2013-10-14T18:12:01</dc:date>
    <dc:creator>Doche </dc:creator>
    <meta:editing-duration>PT2M41S</meta:editing-duration>
    <meta:editing-cycles>1</meta:editing-cycles>
    <meta:document-statistic meta:object-count="45"/>
    <meta:generator>LibreOffice/3.5$Linux_X86_64 LibreOffice_project/350m1$Build-2</meta:generator>
  </office:meta>
</office:document-meta>
</file>